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convergence_timestep" table:style-name="ta1">
        <table:shapes>
          <draw:frame draw:z-index="0" draw:style-name="gr1" draw:text-style-name="P1" svg:width="159.99mm" svg:height="89.99mm" svg:x="112.8mm" svg:y="21.98mm">
            <draw:object draw:notify-on-update-of-ranges="test_convergence_timestep.A1:test_convergence_timestep.A1 test_convergence_timestep.A2:test_convergence_timestep.A11 test_convergence_timestep.B1:test_convergence_timestep.B1 test_convergence_timestep.B2:test_convergence_timestep.B11 test_convergence_timestep.A1:test_convergence_timestep.A1 test_convergence_timestep.A2:test_convergence_timestep.A11 test_convergence_timestep.C1:test_convergence_timestep.C1 test_convergence_timestep.C2:test_convergence_timestep.C11 test_convergence_timestep.A1:test_convergence_timestep.A1 test_convergence_timestep.A2:test_convergence_timestep.A11 test_convergence_timestep.D1:test_convergence_timestep.D1 test_convergence_timestep.D2:test_convergence_timestep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bre de points</text:p>
          </table:table-cell>
          <table:table-cell office:value-type="string" calcext:value-type="string">
            <text:p>Prix Analytique</text:p>
          </table:table-cell>
          <table:table-cell office:value-type="string" calcext:value-type="string">
            <text:p>Prix BKTG</text:p>
          </table:table-cell>
          <table:table-cell office:value-type="string" calcext:value-type="string">
            <text:p>Prix BKQE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613.946" calcext:value-type="float">
            <text:p>613,946</text:p>
          </table:table-cell>
          <table:table-cell office:value-type="float" office:value="448.663" calcext:value-type="float">
            <text:p>448,6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59.84" calcext:value-type="float">
            <text:p>559,84</text:p>
          </table:table-cell>
          <table:table-cell office:value-type="float" office:value="471.791" calcext:value-type="float">
            <text:p>471,7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16.944" calcext:value-type="float">
            <text:p>516,944</text:p>
          </table:table-cell>
          <table:table-cell office:value-type="float" office:value="477.911" calcext:value-type="float">
            <text:p>477,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43.568" calcext:value-type="float">
            <text:p>543,568</text:p>
          </table:table-cell>
          <table:table-cell office:value-type="float" office:value="452.826" calcext:value-type="float">
            <text:p>452,8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95.173" calcext:value-type="float">
            <text:p>595,173</text:p>
          </table:table-cell>
          <table:table-cell office:value-type="float" office:value="505.789" calcext:value-type="float">
            <text:p>505,78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23.577" calcext:value-type="float">
            <text:p>523,577</text:p>
          </table:table-cell>
          <table:table-cell office:value-type="float" office:value="448.011" calcext:value-type="float">
            <text:p>448,0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72.135" calcext:value-type="float">
            <text:p>572,135</text:p>
          </table:table-cell>
          <table:table-cell office:value-type="float" office:value="522.137" calcext:value-type="float">
            <text:p>522,1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85.504" calcext:value-type="float">
            <text:p>585,504</text:p>
          </table:table-cell>
          <table:table-cell office:value-type="float" office:value="496.742" calcext:value-type="float">
            <text:p>496,74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64.081" calcext:value-type="float">
            <text:p>564,081</text:p>
          </table:table-cell>
          <table:table-cell office:value-type="float" office:value="464.798" calcext:value-type="float">
            <text:p>464,7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25.344" calcext:value-type="float">
            <text:p>525,344</text:p>
          </table:table-cell>
          <table:table-cell office:value-type="float" office:value="535.524" calcext:value-type="float">
            <text:p>535,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2T13:04:04.189754536</dc:date>
    <meta:editing-duration>PT6M37S</meta:editing-duration>
    <meta:editing-cycles>1</meta:editing-cycles>
    <meta:document-statistic meta:table-count="1" meta:cell-count="4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958cm" svg:y="0.316cm" chart:style-name="ch2">
          <text:p>Evolution des prix en fonction du pas de discrétisation de la simulation</text:p>
        </chart:title>
        <chart:legend chart:legend-position="end" svg:x="12.328cm" svg:y="3.703cm" style:legend-expansion="high" chart:style-name="ch3"/>
        <chart:plot-area chart:style-name="ch4" table:cell-range-address="test_convergence_timestep.A1:test_convergence_timestep.D11" chart:data-source-has-labels="row" svg:x="1.331cm" svg:y="1.275cm" svg:width="10.677cm" svg:height="6.564cm">
          <chartooo:coordinate-region svg:x="2.138cm" svg:y="1.474cm" svg:width="9.498cm" svg:height="5.718cm"/>
          <chart:axis chart:dimension="x" chart:name="primary-x" chart:style-name="ch5">
            <chart:title svg:x="5.117cm" svg:y="8.019cm" chart:style-name="ch6">
              <text:p>Pas de discrétisation</text:p>
            </chart:title>
          </chart:axis>
          <chart:axis chart:dimension="y" chart:name="primary-y" chart:style-name="ch5">
            <chart:title svg:x="0.451cm" svg:y="4.892cm" chart:style-name="ch7">
              <text:p>Prix</text:p>
            </chart:title>
            <chart:grid chart:style-name="ch8" chart:class="major"/>
          </chart:axis>
          <chart:series chart:style-name="ch9" chart:values-cell-range-address="test_convergence_timestep.B2:test_convergence_timestep.B11" chart:label-cell-address="test_convergence_timestep.B1:test_convergence_timestep.B1" chart:class="chart:scatter">
            <chart:domain table:cell-range-address="test_convergence_timestep.A2:test_convergence_timestep.A11"/>
            <chart:data-point chart:repeated="10"/>
          </chart:series>
          <chart:series chart:style-name="ch10" chart:values-cell-range-address="test_convergence_timestep.C2:test_convergence_timestep.C11" chart:label-cell-address="test_convergence_timestep.C1:test_convergence_timestep.C1" chart:class="chart:scatter">
            <chart:data-point chart:repeated="10"/>
          </chart:series>
          <chart:series chart:style-name="ch11" chart:values-cell-range-address="test_convergence_timestep.D2:test_convergence_timestep.D11" chart:label-cell-address="test_convergence_timestep.D1:test_convergence_timestep.D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rix Analytique</text:p>
                <draw:g>
                  <svg:desc>test_convergence_timestep.B1:test_convergence_timestep.B1</svg:desc>
                </draw:g>
              </table:table-cell>
              <table:table-cell office:value-type="string">
                <text:p>Prix BKTG</text:p>
                <draw:g>
                  <svg:desc>test_convergence_timestep.C1:test_convergence_timestep.C1</svg:desc>
                </draw:g>
              </table:table-cell>
              <table:table-cell office:value-type="string">
                <text:p>Prix BKQE </text:p>
                <draw:g>
                  <svg:desc>test_convergence_timestep.D1:test_convergence_timeste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_convergence_timestep.A2:test_convergence_timestep.A11</svg:desc>
                </draw:g>
              </table:table-cell>
              <table:table-cell office:value-type="float" office:value="453.706">
                <text:p>453.706</text:p>
                <draw:g>
                  <svg:desc>test_convergence_timestep.B2:test_convergence_timestep.B11</svg:desc>
                </draw:g>
              </table:table-cell>
              <table:table-cell office:value-type="float" office:value="613.946">
                <text:p>613.946</text:p>
                <draw:g>
                  <svg:desc>test_convergence_timestep.C2:test_convergence_timestep.C11</svg:desc>
                </draw:g>
              </table:table-cell>
              <table:table-cell office:value-type="float" office:value="448.663">
                <text:p>448.663</text:p>
                <draw:g>
                  <svg:desc>test_convergence_timestep.D2:test_convergence_timestep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53.706">
                <text:p>453.706</text:p>
              </table:table-cell>
              <table:table-cell office:value-type="float" office:value="559.84">
                <text:p>559.84</text:p>
              </table:table-cell>
              <table:table-cell office:value-type="float" office:value="471.791">
                <text:p>471.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3.706">
                <text:p>453.706</text:p>
              </table:table-cell>
              <table:table-cell office:value-type="float" office:value="516.944">
                <text:p>516.944</text:p>
              </table:table-cell>
              <table:table-cell office:value-type="float" office:value="477.911">
                <text:p>477.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53.706">
                <text:p>453.706</text:p>
              </table:table-cell>
              <table:table-cell office:value-type="float" office:value="543.568">
                <text:p>543.568</text:p>
              </table:table-cell>
              <table:table-cell office:value-type="float" office:value="452.826">
                <text:p>452.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53.706">
                <text:p>453.706</text:p>
              </table:table-cell>
              <table:table-cell office:value-type="float" office:value="595.173">
                <text:p>595.173</text:p>
              </table:table-cell>
              <table:table-cell office:value-type="float" office:value="505.789">
                <text:p>505.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53.706">
                <text:p>453.706</text:p>
              </table:table-cell>
              <table:table-cell office:value-type="float" office:value="523.577">
                <text:p>523.577</text:p>
              </table:table-cell>
              <table:table-cell office:value-type="float" office:value="448.011">
                <text:p>448.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453.706">
                <text:p>453.706</text:p>
              </table:table-cell>
              <table:table-cell office:value-type="float" office:value="572.135">
                <text:p>572.135</text:p>
              </table:table-cell>
              <table:table-cell office:value-type="float" office:value="522.137">
                <text:p>522.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453.706">
                <text:p>453.706</text:p>
              </table:table-cell>
              <table:table-cell office:value-type="float" office:value="585.504">
                <text:p>585.504</text:p>
              </table:table-cell>
              <table:table-cell office:value-type="float" office:value="496.742">
                <text:p>496.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53.706">
                <text:p>453.706</text:p>
              </table:table-cell>
              <table:table-cell office:value-type="float" office:value="564.081">
                <text:p>564.081</text:p>
              </table:table-cell>
              <table:table-cell office:value-type="float" office:value="464.798">
                <text:p>464.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53.706">
                <text:p>453.706</text:p>
              </table:table-cell>
              <table:table-cell office:value-type="float" office:value="525.344">
                <text:p>525.344</text:p>
              </table:table-cell>
              <table:table-cell office:value-type="float" office:value="535.524">
                <text:p>535.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